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101" manifest:media-type=""/>
  <manifest:file-entry manifest:full-path="ObjectReplacements/Obj100" manifest:media-type=""/>
  <manifest:file-entry manifest:full-path="Obj101" manifest:media-type="application/vnd.sun.star.oleobject"/>
  <manifest:file-entry manifest:full-path="settings.xml" manifest:media-type="text/xml"/>
  <manifest:file-entry manifest:full-path="Thumbnails/thumbnail.png" manifest:media-type="image/png"/>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3fd2" officeooo:paragraph-rsid="00053fd2"/>
    </style:style>
    <style:style style:name="P2" style:family="paragraph" style:parent-style-name="Standard">
      <style:text-properties officeooo:paragraph-rsid="00053fd2"/>
    </style:style>
    <style:style style:name="P3" style:family="paragraph" style:parent-style-name="Title" style:master-page-name="Standard">
      <style:paragraph-properties style:page-number="auto"/>
    </style:style>
    <style:style style:name="P4" style:family="paragraph" style:parent-style-name="Heading_20_2" style:master-page-name="Converted1">
      <style:paragraph-properties style:page-number="auto"/>
    </style:style>
    <style:style style:name="P5" style:family="paragraph" style:parent-style-name="Heading_20_2">
      <style:text-properties officeooo:rsid="00053fd2" officeooo:paragraph-rsid="000796d7"/>
    </style:style>
    <style:style style:name="P6" style:family="paragraph" style:parent-style-name="Standard">
      <style:text-properties officeooo:rsid="00053fd2" officeooo:paragraph-rsid="000796d7"/>
    </style:style>
    <style:style style:name="P7" style:family="paragraph" style:parent-style-name="Standard">
      <style:text-properties officeooo:rsid="000796d7" officeooo:paragraph-rsid="000796d7"/>
    </style:style>
    <style:style style:name="T1" style:family="text">
      <style:text-properties officeooo:rsid="00053fd2"/>
    </style:style>
    <style:style style:name="T2" style:family="text">
      <style:text-properties officeooo:rsid="000796d7"/>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93in" draw:visible-area-height="1.9693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triebssysteme im Wintersemester 2021/2022</text:p>
      <text:p text:style-name="Standard"/>
      <text:h text:style-name="Heading_20_1" text:outline-level="1">Aufgabenblatt 3</text:h>
      <text:p text:style-name="Standard"/>
      <text:h text:style-name="Heading_20_2" text:outline-level="2">Aufgabe 1</text:h>
      <text:p text:style-name="Standard"/>
      <text:p text:style-name="Standard">Am Anfang des „remove“ Skriptes haben wir mithilfe von „mkdir -p $HOME/.trashBin/“ ein Papierkorb namens „.trashBin“ erstellt. Durch das -p wird geprüft, ob ein Verzeichnis mit dem gleichen Namen im gleichen Pfad schon existiert, falls ja dann wird kein neues Verzeichnis mit demselben Namen erstellt. Dann haben wir eine Variable Namens „COUNT“ erstellt die den Befehl „wc -l $HOME/.trashbin/.dir | awk ‚{print $1 }‘“ in sich hält. Die „COUNT“ Variable hält somit die Anzahl der Zeilen der „.dir“ Datei, also somit die Anzahl der Dateien im Papierkorb. Im nächsten Schritt haben wir die Verkettung „date "+%y%m%d%H%M%S_$$_$COUNT.dat"“ in der Variable „DATUM“ gespeichert und den genauen Pfad der verschobenen Datei mithilfe von „realpath $1“ in der Variable „OLDPATH“ gespeichert. Nun haben wir mit dem Befehl „printf "$DATUM $OLDPATH \n" &gt;&gt; $HOME/.trashbin/.dir“ den Inhalt der Variable von „DATUM“ und „OLDPATH“ verkettet und in die „.dir“ Datei geschrieben. Mit „mv $1 $HOME/.trashbin/$DATUM“ haben wir die zu verschiebende Datei in den „.trashbin“ Verzeichnis verschoben und zu dem Inhalt der „DATUM“ Variable umbenannt und am Ende mit dem Befehl „echo "$DATUM $OLDPATH"“ haben wir den neuen Namen und den Alten Pfad der Datei nochmal ausgegeben.<text:bookmark text:name="_MON_1698694260"/></text:p>
      <text:p text:style-name="Standard"><text:soft-page-break/><draw:frame draw:style-name="fr1" draw:name="Object1" text:anchor-type="as-char" svg:width="6.3in" svg:height="9.9in" draw:z-index="0"><draw:object-ole xlink:href="./Obj100" xlink:type="simple" xlink:show="embed" xlink:actuate="onLoad"/><draw:image xlink:href="./ObjectReplacements/Obj100" xlink:type="simple" xlink:show="embed" xlink:actuate="onLoad"/></draw:frame></text:p>
      <text:h text:style-name="P4" text:outline-level="2">Aufgabe2</text:h>
      <text:p text:style-name="Standard"/>
      <text:p text:style-name="P1">Skript zum wiederherstellen einer Datei</text:p>
      <text:p text:style-name="P2">**********************************************************************************</text:p>
      <text:p text:style-name="P2">#!/bin/bash</text:p>
      <text:p text:style-name="P2">I=0</text:p>
      <text:p text:style-name="P2">DELETED=$(awk '{print $1}' $HOME/.trashbin/.dir) #speichert die Zeile bis zum ersten whitespace</text:p>
      <text:p text:style-name="P2"/>
      <text:p text:style-name="P2">OLDPATH=($(awk '{print $2}' $HOME/.trashbin/.dir)) #speichert den Pfad in einen Array </text:p>
      <text:p text:style-name="P2"/>
      <text:p text:style-name="P2">for LINE in $DELETED</text:p>
      <text:p text:style-name="P2">do</text:p>
      <text:p text:style-name="P2"><text:s text:c="8"/>if [ "$1" == "$LINE" ]</text:p>
      <text:p text:style-name="P2"><text:s text:c="8"/>then</text:p>
      <text:p text:style-name="P2"><text:s text:c="16"/>mkdir -p $(dirname ${OLDPATH[$I]})</text:p>
      <text:p text:style-name="P2"><text:s text:c="16"/>mv $HOME/.trashbin/$1 $(dirname <text:s/>${OLDPATH[$I]})</text:p>
      <text:p text:style-name="P2"><text:s text:c="16"/>mv $1 $(basename ${OLDPATH[$I]})</text:p>
      <text:p text:style-name="P2"><text:s text:c="16"/>let "I+=1"</text:p>
      <text:p text:style-name="P2"><text:s text:c="16"/>sed -i <text:s/>"${I}d" <text:s/>$HOME/.trashbin/.dir</text:p>
      <text:p text:style-name="P2"><text:s text:c="16"/>let "I-=1"</text:p>
      <text:p text:style-name="P2"><text:s text:c="8"/>fi</text:p>
      <text:p text:style-name="P2"><text:s text:c="8"/>let "I+=1"</text:p>
      <text:p text:style-name="P2">done</text:p>
      <text:p text:style-name="P1">**********************************************************************************</text:p>
      <text:p text:style-name="P1">Der Inhalt von .dir wird in einer variable und einem Array gespeichert, anschließen wird der String mit den neuen Dateinamen im Papierkorb durchgelaufen und mit dem übergebenen Dateinamen verglichen. Wenn die Datei gefunden wird, dann die Datei zu ihrem alten Pfad verschoben und umbenannt und zum Schluss wird der eintrag in .dir gelöscht</text:p>
      <text:p text:style-name="Standard"/>
      <text:h text:style-name="Heading_20_2" text:outline-level="2">Aufgabe 3</text:h>
      <text:p text:style-name="Standard"/>
      <text:p text:style-name="Standard"><text:soft-page-break/>Um mehrere Dateien mit Hilfe des „remove/<text:span text:style-name="T1">restore</text:span>“ Skriptes löschen zu können, mussten wir einfach die Funktion „removeFile/<text:span text:style-name="T1">restoreFIle</text:span>“ mehrmals mithilfe einer for-schleife durchlaufen lassen und dabei alle Dateien in der „$@“ Variable einmal weitergeben.<text:bookmark text:name="_MON_1698694723"/></text:p>
      <text:p text:style-name="Standard"><draw:frame draw:style-name="fr1" draw:name="Object2" text:anchor-type="as-char" svg:width="6.3in" svg:height="2.8083in" draw:z-index="1"><draw:object-ole xlink:href="./Obj101" xlink:type="simple" xlink:show="embed" xlink:actuate="onLoad"/><draw:image xlink:href="./ObjectReplacements/Obj101" xlink:type="simple" xlink:show="embed" xlink:actuate="onLoad"/></draw:frame></text:p>
      <text:p text:style-name="P1">**********************************************************************************</text:p>
      <text:p text:style-name="Standard">#!/bin/bash</text:p>
      <text:p text:style-name="Standard">function restoreFile {</text:p>
      <text:p text:style-name="Standard">I=0</text:p>
      <text:p text:style-name="Standard">DELETED=$(awk '{print $1}' $HOME/.trashbin/.dir) #speichert die Zeile bis zum ersten whitespace</text:p>
      <text:p text:style-name="Standard">OLDPATH=($(awk '{print $2}' $HOME/.trashbin/.dir)) #speichert den Pfad in einen Array </text:p>
      <text:p text:style-name="Standard">for LINE in $DELETED</text:p>
      <text:p text:style-name="Standard">do</text:p>
      <text:p text:style-name="Standard"><text:s text:c="8"/>if [ "$1" == "$LINE" ]</text:p>
      <text:p text:style-name="Standard"><text:s text:c="8"/>then</text:p>
      <text:p text:style-name="Standard"><text:s text:c="16"/>mkdir -p $(dirname ${OLDPATH[$I]})</text:p>
      <text:p text:style-name="Standard"><text:s text:c="16"/>mv $HOME/.trashbin/$1 $(dirname <text:s/>${OLDPATH[$I]})</text:p>
      <text:p text:style-name="Standard"><text:s text:c="16"/>mv $1 $(basename ${OLDPATH[$I]})</text:p>
      <text:p text:style-name="Standard"><text:s text:c="16"/>let "I+=1"</text:p>
      <text:p text:style-name="Standard"><text:s text:c="16"/>sed -i <text:s/>"${I}d" <text:s/>$HOME/.trashbin/.dir</text:p>
      <text:p text:style-name="Standard"><text:s text:c="16"/>let "I-=1"</text:p>
      <text:p text:style-name="Standard"><text:s text:c="8"/>fi</text:p>
      <text:p text:style-name="Standard"><text:s text:c="8"/>let "I+=1"</text:p>
      <text:p text:style-name="Standard"><text:soft-page-break/>done</text:p>
      <text:p text:style-name="Standard">}</text:p>
      <text:p text:style-name="Standard"/>
      <text:p text:style-name="Standard">for FILE in $@</text:p>
      <text:p text:style-name="Standard">do</text:p>
      <text:p text:style-name="Standard"><text:s text:c="8"/>restoreFile $FILE</text:p>
      <text:p text:style-name="Standard">done</text:p>
      <text:p text:style-name="P1">**********************************************************************************</text:p>
      <text:h text:style-name="P5" text:outline-level="2">Aufgabe <text:span text:style-name="T2">4</text:span></text:h>
      <text:p text:style-name="P7"/>
      <text:p text:style-name="P7">Das restore Script soll nun Dateien anhand des alten Dateinamens erstelen</text:p>
      <text:p text:style-name="P6">**********************************************************************************</text:p>
      <text:p text:style-name="P7">#!/bin/bash</text:p>
      <text:p text:style-name="P7"/>
      <text:p text:style-name="P7"/>
      <text:p text:style-name="P7">function checkForDuplicates {</text:p>
      <text:p text:style-name="P7"><text:s text:c="8"/>TARGETDIR=($(ls $2*))</text:p>
      <text:p text:style-name="P7"><text:s text:c="8"/>echo $((${#TARGETDIR[@]}+1))</text:p>
      <text:p text:style-name="P7"/>
      <text:p text:style-name="P7">}</text:p>
      <text:p text:style-name="P7"/>
      <text:p text:style-name="P7">function restoreFile {</text:p>
      <text:p text:style-name="P7"><text:s text:c="8"/>COUNT=$2</text:p>
      <text:p text:style-name="P7">#&lt;&lt;kurz</text:p>
      <text:p text:style-name="P7"><text:s text:c="8"/>mkdir -p $(dirname ${PATHARR[$2]}) #erstellt den Pfad falls dieser noch nicht existiert</text:p>
      <text:p text:style-name="P7"><text:s text:c="8"/>POSTFIX=""</text:p>
      <text:p text:style-name="P7"><text:s text:c="8"/>if [ -e ${PATHARR[$2]} ]</text:p>
      <text:p text:style-name="P7"><text:s text:c="8"/>then</text:p>
      <text:p text:style-name="P7"><text:s text:c="16"/>DUPLICATES=$(checkForDuplicates $(dirname ${PATHARR[$2]}) $(basename ${PATHARR[$2]})) #zählt die Datein mit gleichem Namen im Pfad</text:p>
      <text:p text:style-name="P7"/>
      <text:p text:style-name="P7"><text:soft-page-break/><text:s text:c="16"/>POSTFIX="."$DUPLICATES #wird an den Namen angehangt um eine einzigartige Datei zu erstllen</text:p>
      <text:p text:style-name="P7"><text:s text:c="8"/>fi</text:p>
      <text:p text:style-name="P7"><text:s text:c="8"/>echo $HOME/.trashbin/${DELETEDARR[$COUNT]} ${PATHARR[$COUNT]}$POSTFIX</text:p>
      <text:p text:style-name="P7">#&lt;&lt;kurz</text:p>
      <text:p text:style-name="P7"><text:s text:c="8"/>mv $HOME/.trashbin/${DELETEDARR[$COUNT]} ${PATHARR[$COUNT]}$POSTFIX # bewegt die Datei aus dem Papierkorb zum Pfad und benennt diese zurück zum alten Namen</text:p>
      <text:p text:style-name="P7"/>
      <text:p text:style-name="P7"><text:s text:c="8"/>COUNT=$((COUNT+1))</text:p>
      <text:p text:style-name="P7"><text:s text:c="8"/>sed -i <text:s/>"${COUNT}d" <text:s/>$HOME/.trashbin/.dir #löscht Eintrag in der .dir</text:p>
      <text:p text:style-name="P7">#kurz</text:p>
      <text:p text:style-name="P7">}</text:p>
      <text:p text:style-name="P7"/>
      <text:p text:style-name="P7">function fileCheck {</text:p>
      <text:p text:style-name="P7">I=0 #Zählervariable</text:p>
      <text:p text:style-name="P7">DELETED=$(awk '{print $1}' $HOME/.trashbin/.dir) #speichert den alle Dateinamen aus .trashbin</text:p>
      <text:p text:style-name="P7"/>
      <text:p text:style-name="P7"/>
      <text:p text:style-name="P7">DELETEDARR=($(awk '{print $1}' $HOME/.trashbin/.dir)) #setzt DELETED in array</text:p>
      <text:p text:style-name="P7"/>
      <text:p text:style-name="P7">OLDPATH=$(awk '{print $2}' $HOME/.trashbin/.dir) #speichert den Pfad aus .dir in einen Array </text:p>
      <text:p text:style-name="P7"/>
      <text:p text:style-name="P7">#OLDPATH=$(cut -d' ' -f2- <text:s/>$HOME/.trashbin/.dir) #speichert den Pfad in einen Array </text:p>
      <text:p text:style-name="P7">PATHARR=($OLDPATH)</text:p>
      <text:p text:style-name="P7">INDEX=()#Array mit allen Eintrgen die zum gesuchten Namen passen</text:p>
      <text:p text:style-name="P7">for LINE in <text:s/>$OLDPATH #läuft alle alten Pfade in .dir durch</text:p>
      <text:p text:style-name="P7">do</text:p>
      <text:p text:style-name="P7"><text:s text:c="8"/>if [ "$1" == "$(basename $LINE)" ] #vergleicht üergebenen dateinamen mit dem basis namen im Pfad</text:p>
      <text:p text:style-name="P7"><text:soft-page-break/><text:s text:c="8"/>then</text:p>
      <text:p text:style-name="P7"><text:s text:c="16"/>INDEX+=("${DELETEDARR[$I]}_${PATHARR[$I]}_trashbinIndex:$I")</text:p>
      <text:p text:style-name="P7"><text:s text:c="8"/>fi</text:p>
      <text:p text:style-name="P7"><text:s text:c="8"/>let "I+=1"</text:p>
      <text:p text:style-name="P7">done</text:p>
      <text:p text:style-name="P7">#&lt;&lt;commi</text:p>
      <text:p text:style-name="P7">if (( "${#INDEX[@]}" &gt; 1 )) #baut ein Menü auf wenn mehr als eine Datei gefunden wurde zum wiederherstellen</text:p>
      <text:p text:style-name="P7">then</text:p>
      <text:p text:style-name="P7"><text:s text:c="8"/>select CHOICE in ${INDEX[@]}</text:p>
      <text:p text:style-name="P7"><text:s text:c="8"/>do</text:p>
      <text:p text:style-name="P7">restoreFile $1 ${CHOICE: -1} #übergibt den zeilenindex der ausgewählten Datei aus .dir</text:p>
      <text:p text:style-name="P7"><text:s text:c="16"/>break</text:p>
      <text:p text:style-name="P7"/>
      <text:p text:style-name="P7"><text:s text:c="8"/>done</text:p>
      <text:p text:style-name="P7">elif (( "${#INDEX[@]}" == 0 )) #keine Datei gefunden</text:p>
      <text:p text:style-name="P7">then</text:p>
      <text:p text:style-name="P7"><text:s text:c="8"/>echo "$1 existert nicht im Papierkorb"</text:p>
      <text:p text:style-name="P7">else</text:p>
      <text:p text:style-name="P7"><text:s text:c="8"/>restoreFile $1 ${INDEX: -1}#genau ein Eintrag gefunden</text:p>
      <text:p text:style-name="P7">fi</text:p>
      <text:p text:style-name="P7">#commi</text:p>
      <text:p text:style-name="P7">}</text:p>
      <text:p text:style-name="P7">BINSIZE=$(wc -l $HOME/.trashbin/.dir | awk '{print $1 }') #zählt alle Zeilen in .dir</text:p>
      <text:p text:style-name="P7">#echo $BINSIZE</text:p>
      <text:p text:style-name="P7">#&lt;&lt;kom</text:p>
      <text:p text:style-name="P7">for FILE in $@</text:p>
      <text:p text:style-name="P7">do</text:p>
      <text:p text:style-name="P7"><text:s text:c="8"/>if ((BINSIZE &gt; 0)) #Befehl wird nur ausgeführt wenn der Papierkorb leer ist</text:p>
      <text:p text:style-name="P7"><text:s text:c="8"/>then</text:p>
      <text:p text:style-name="P7"><text:s text:c="8"/>fileCheck $FILE</text:p>
      <text:p text:style-name="P7"><text:soft-page-break/><text:s text:c="8"/>else</text:p>
      <text:p text:style-name="P7"><text:s text:c="8"/>echo "Papierkorb ist leer"</text:p>
      <text:p text:style-name="P7"><text:s text:c="8"/>fi</text:p>
      <text:p text:style-name="P7"/>
      <text:p text:style-name="P7">done</text:p>
      <text:p text:style-name="P7">#kom</text:p>
      <text:p text:style-name="P7"><text:s text:c="17"/><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Überschrift_20_2_20_Zchn" style:display-name="Überschrift 2 Zchn"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17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Standard">Dennis Mitkevic, Matr. Nr. 961979<text:line-break/>Tim Lock, Matr. Nr. 972642<text:tab/><text:tab/><text:tab/><text:tab/><text:tab/><text:tab/>Osnabrück, 17.11.2021</text:p>
        <text:p text:style-name="Header"/>
      </style:header>
    </style:master-page>
    <style:master-page style:name="Converted1" style:page-layout-name="Mpm1">
      <style:header>
        <text:p text:style-name="Standard">Dennis Mitkevic, Matr. Nr. 961979<text:line-break/>Tim Lock, Matr. Nr. 972642<text:tab/><text:tab/><text:tab/><text:tab/><text:tab/><text:tab/>Osnabrück, 17.11.2021</text:p>
        <text:p text:style-name="Header"/>
      </style:header>
    </style:master-page>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im Lock</meta:initial-creator>
    <meta:editing-cycles>46</meta:editing-cycles>
    <meta:creation-date>2021-10-15T15:10:00</meta:creation-date>
    <dc:date>2021-11-18T14:11:22.849448558</dc:date>
    <meta:editing-duration>PT19M32S</meta:editing-duration>
    <meta:generator>LibreOffice/6.4.7.2$Linux_X86_64 LibreOffice_project/40$Build-2</meta:generator>
    <meta:document-statistic meta:table-count="0" meta:image-count="0" meta:object-count="2" meta:page-count="8" meta:paragraph-count="128" meta:word-count="760" meta:character-count="6359" meta:non-whitespace-character-count="51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